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emester Project Report</text:p>
      <text:p text:style-name="Standard"/>
      <text:p text:style-name="Standard">Methodes</text:p>
      <text:p text:style-name="Standard"/>
      <text:p text:style-name="Standard">Circuit design</text:p>
      <text:p text:style-name="Standard"/>
      <text:p text:style-name="Standard">We choose to have a Control panel, because a characteristic of a smart home is, that the lighting can be controlled from outside the home. The control panel could be developed further to be wireless with Bluetooth and controlled via an app.</text:p>
      <text:p text:style-name="Standard"><text:s/></text:p>
      <text:p text:style-name="Standard">For the Control panel, we choose to use buttons to navigate in the menu displayed on the LCD.</text:p>
      <text:p text:style-name="Standard">A Potentiometer was planed to control the RGB Values and the brightness of the LED's.</text:p>
      <text:p text:style-name="Standard">We incorporated 5 buttons UP, DOWN, OK, BACK and a Button for an extra function (sleep mode).</text:p>
      <text:p text:style-name="Standard">The Resistors are Pull down Resistors for the I2C Module of the LCD. </text:p>
      <text:p text:style-name="Standard"/>
      <text:p text:style-name="Standard">3D-Modelling</text:p>
      <text:p text:style-name="Standard"/>
      <text:p text:style-name="Standard">Worked on a 3D-Modell for the House to 3D-print. Decided to print the Bottom and laser cut the Walls, because the Walls have a simpler design.</text:p>
      <text:p text:style-name="Standard"/>
      <text:p text:style-name="Standard">PCB</text:p>
      <text:p text:style-name="Standard"/>
      <text:p text:style-name="Standard">We decided to have the components in the house (switch-buttons, LED, Potentiometer) wire connected to the PCB with pinheader connectors. So the PCB is detachable from the House.</text:p>
      <text:p text:style-name="Standard">We Further divided the circuit in two PCB. One for the Control panel, with the Buttons and Potentiometer mounted on the PCB via Through hole soldering and a pinheader connection to the Liquid Crystal Display (LCD).</text:p>
      <text:p text:style-name="Standard">The other PCB has the transistor driver circuit for the LED's and the microcontroller on 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12-09T17:59:59.32</meta:creation-date>
    <dc:date>2024-12-13T15:04:02.43</dc:date>
    <meta:editing-duration>P3DT4H48M38S</meta:editing-duration>
    <meta:editing-cycles>2</meta:editing-cycles>
    <meta:generator>OpenOffice/4.1.15$Win32 OpenOffice.org_project/4115m2$Build-9813</meta:generator>
    <meta:document-statistic meta:table-count="0" meta:image-count="0" meta:object-count="0" meta:page-count="1" meta:paragraph-count="15" meta:word-count="219" meta:character-count="1266"/>
  </office:meta>
</office:document-meta>
</file>